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957">
      <style:graphic-properties draw:fill="none" draw:stroke="solid" svg:stroke-width="0.01389in" svg:stroke-color="#000000" svg:stroke-opacity="100%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draw:fill="bitmap" draw:fill-image-name="a1073" style:repeat="stretch" draw:stroke="non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77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draw:fill="solid" draw:fill-color="#f2f2f2" draw:opacity="100%" draw:stroke="non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draw:fill="bitmap" draw:fill-image-name="a1150" style:repeat="stretch" draw:stroke="non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8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56">
      <style:graphic-properties draw:fill="solid" draw:fill-color="#f2f2f2" draw:opacity="100%" draw:stroke="non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draw:fill="bitmap" draw:fill-image-name="a1157" style:repeat="stretch" draw:stroke="non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draw:fill="solid" draw:fill-color="#0e2841" draw:opacity="100%" draw:stroke="solid" svg:stroke-width="0.02083in" svg:stroke-color="#e8e8e8" svg:stroke-opacity="100%" draw:stroke-linejoin="miter" svg:stroke-linecap="but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center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9">
      <style:graphic-properties fo:wrap-option="wrap" fo:padding-top="0.2619in" fo:padding-bottom="0.2619in" fo:padding-left="0.2619in" fo:padding-right="0.2619in" draw:textarea-vertical-align="middle" draw:textarea-horizontal-align="center" draw:fill="solid" draw:fill-color="#e8e8e8" draw:opacity="90%" draw:stroke="solid" svg:stroke-width="0.02083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draw:fill="solid" draw:fill-color="#f2f2f2" draw:opacity="100%" draw:stroke="none"/>
    </style:style>
    <style:style style:family="graphic" style:name="a990">
      <style:graphic-properties draw:fill="solid" draw:fill-color="#0e2841" draw:opacity="100%" draw:stroke="solid" svg:stroke-width="0.02083in" svg:stroke-color="#e8e8e8" svg:stroke-opacity="100%" draw:stroke-linejoin="miter" svg:stroke-linecap="butt"/>
    </style:style>
    <style:style style:family="graphic" style:name="a1165">
      <style:graphic-properties draw:fill="bitmap" draw:fill-image-name="a1164" style:repeat="stretch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center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2619in" fo:padding-bottom="0.2619in" fo:padding-left="0.2619in" fo:padding-right="0.2619in" draw:textarea-vertical-align="middle" draw:textarea-horizontal-align="center" draw:fill="solid" draw:fill-color="#e8e8e8" draw:opacity="90%" draw:stroke="solid" svg:stroke-width="0.02083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5">
      <style:graphic-properties/>
    </style:style>
    <style:style style:family="presentation" style:name="a996">
      <style:graphic-properties draw:fill="none" draw:stroke="solid" svg:stroke-width="0.01389in" svg:stroke-color="#000000" svg:stroke-opacity="100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3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3">
      <style:graphic-properties draw:fill="solid" draw:fill-color="#f2f2f2" draw:opacity="100%" draw:stroke="none"/>
    </style:style>
    <style:style style:family="graphic" style:name="a905">
      <style:graphic-properties draw:fill="bitmap" draw:fill-image-name="a904" style:repeat="stretch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draw:fill="none" draw:stroke="solid" svg:stroke-width="0.01389in" svg:stroke-color="#000000" svg:stroke-opacity="100%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4">
      <style:graphic-properties draw:fill="solid" draw:fill-color="#f2f2f2" draw:opacity="100%" draw:stroke="non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draw:fill="bitmap" draw:fill-image-name="a1025" style:repeat="stretch" draw:stroke="non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29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f2f2f2" draw:opacity="100%" draw:stroke="non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12">
      <style:graphic-properties draw:fill="bitmap" draw:fill-image-name="a911" style:repeat="stretch" draw:stroke="non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7">
      <style:graphic-properties/>
    </style:style>
    <style:style style:family="presentation" style:name="a918">
      <style:graphic-properties draw:fill="none" draw:stroke="solid" svg:stroke-width="0.01389in" svg:stroke-color="#000000" svg:stroke-opacity="100%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1">
      <style:graphic-properties draw:fill="solid" draw:fill-color="#f2f2f2" draw:opacity="100%" draw:stroke="none"/>
    </style:style>
    <style:style style:family="graphic" style:name="a1033">
      <style:graphic-properties draw:fill="bitmap" draw:fill-image-name="a1032" style:repeat="stretch" draw:stroke="none"/>
    </style:style>
    <style:style style:family="text" style:name="a10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draw:fill="none" draw:stroke="solid" svg:stroke-width="0.01389in" svg:stroke-color="#000000" svg:stroke-opacity="100%"/>
    </style:style>
    <style:style style:family="paragraph" style:name="a8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875">
      <style:graphic-properties draw:fill="none" draw:stroke="solid" svg:stroke-width="0.01389in" svg:stroke-color="#000000" svg:stroke-opacity="100%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9">
      <style:graphic-properties draw:fill="bitmap" draw:fill-image-name="a1108" style:repeat="stretch" draw:stroke="non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5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5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draw:fill="bitmap" draw:fill-image-name="a1114" style:repeat="stretch" draw:stroke="non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6">
      <style:graphic-properties draw:fill="solid" draw:fill-color="#0e2841" draw:opacity="100%" draw:stroke="solid" svg:stroke-width="0.02083in" svg:stroke-color="#e8e8e8" svg:stroke-opacity="100%" draw:stroke-linejoin="miter" svg:stroke-linecap="but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20">
      <style:graphic-properties/>
    </style:style>
    <style:style style:family="presentation" style:name="a1121">
      <style:graphic-properties draw:fill="none" draw:stroke="solid" svg:stroke-width="0.01389in" svg:stroke-color="#000000" svg:stroke-opacity="100%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draw:fill="bitmap" draw:fill-image-name="a1067" style:repeat="stretch" draw:stroke="non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50">
      <style:graphic-properties fo:wrap-option="wrap" fo:padding-top="0.24523in" fo:padding-bottom="0.24523in" fo:padding-left="0.24523in" fo:padding-right="0.24523in" draw:textarea-vertical-align="middle" draw:textarea-horizontal-align="center" draw:fill="solid" draw:fill-color="#e8e8e8" draw:opacity="90%" draw:stroke="solid" svg:stroke-width="0.02083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 draw:fill="solid" draw:fill-color="#0e2841" draw:opacity="100%" draw:stroke="solid" svg:stroke-width="0.02083in" svg:stroke-color="#e8e8e8" svg:stroke-opacity="100%" draw:stroke-linejoin="miter" svg:stroke-linecap="butt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5">
      <style:graphic-properties fo:wrap-option="wrap" fo:padding-top="0.24523in" fo:padding-bottom="0.24523in" fo:padding-left="0.24523in" fo:padding-right="0.24523in" draw:textarea-vertical-align="middle" draw:textarea-horizontal-align="center" draw:fill="solid" draw:fill-color="#e8e8e8" draw:opacity="90%" draw:stroke="solid" svg:stroke-width="0.02083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6">
      <style:graphic-properties/>
    </style:style>
  </office:automatic-styles>
  <office:body>
    <office:presentation>
      <draw:page draw:name="Slide1" draw:style-name="a843" draw:master-page-name="Master1-Layout1-title-Diapositive-de-titre" presentation:presentation-page-layout-name="Master1-PPL1" draw:id="Slide-256">
        <draw:custom-shape svg:x="0in" svg:y="0in" svg:width="13.33333in" svg:height="7.5in" draw:id="id74" draw:style-name="a846" draw:name="Rectangle 6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75" draw:style-name="a850" draw:name="Rectangle 8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76" draw:style-name="a854" draw:transform="translate(-6.425in -3.74053in) rotate(-3.14159) translate(6.92316in 3.73865in)" draw:name="Rectangle 10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77" draw:style-name="a858" draw:name="Rectangle 12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78" draw:style-name="a862" draw:transform="translate(-2.71628in -2.72768in) rotate(-4.44308) translate(9.34328in 3.5799in)" draw:name="Oval 14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0" presentation:style-name="a866" draw:name="Titre 1" svg:x="1.51669in" svg:y="0.89565in" svg:width="7.21374in" svg:height="3.5745in" presentation:class="title" presentation:placeholder="false">
          <draw:text-box>
            <text:p text:style-name="a865" text:class-names="" text:cond-style-name="" text:id="id79"><text:span text:style-name="a863" text:class-names="">Differences and Complementarities Between Cybersecurity and Information Security</text:span><text:span text:style-name="a864" text:class-names=""/></text:p>
          </draw:text-box>
          <svg:title/>
          <svg:desc/>
        </draw:frame>
        <draw:custom-shape svg:width="13.31952in" svg:height="2.60057in" draw:id="id81" draw:style-name="a870" draw:transform="translate(-6.65976in -1.30029in) rotate(-3.14159) translate(6.66667in 6.19971in)" draw:name="Rectangle 16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49953in" svg:height="3.92854in" draw:id="id82" draw:style-name="a874" draw:transform="translate(-3.74977in -1.96427in) rotate(-1.5708) translate(11.36906in 3.74977in)" draw:name="Rectangle 18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0" anim:iterate-type="by-paragraph" anim:iterate-interval="PT0.070000S" smil:begin="0.5s" smil:fill="hold">
                  <anim:set smil:targetElement="id80" smil:attributeName="visibility" smil:to="visible" smil:begin="0.0s" smil:dur="0.001s" smil:fill="hold"/>
                  <anim:transitionFilter smil:targetElement="id80" smil:type="fade" smil:subtype="crossfade" smil:dur="0.7s"/>
                </anim:iterate>
              </anim:par>
            </anim:par>
          </anim:seq>
        </anim:par>
        <presentation:notes draw:style-name="a883">
          <draw:page-thumbnail draw:page-number="1" svg:x="0.75in" svg:y="1.25in" svg:width="6in" svg:height="3.375in" presentation:class="page" draw:id="id83" presentation:style-name="a875" draw:name="Espace réservé de l'image des diapositives 1">
            <svg:title/>
            <svg:desc/>
          </draw:page-thumbnail>
          <draw:frame draw:id="id84" presentation:style-name="a879" draw:name="Espace réservé des notes 2" svg:x="0.75in" svg:y="4.8125in" svg:width="6in" svg:height="3.9375in" presentation:class="notes" presentation:placeholder="false">
            <draw:text-box>
              <text:p text:style-name="a878" text:class-names="" text:cond-style-name=""><text:span text:style-name="a876" text:class-names="">Good morning, everyone. Today, we will explore the differences and complementarities between two key concepts in digital security: cybersecurity and information security. These terms are often used interchangeably, but they play distinct roles in data protection.</text:span><text:span text:style-name="a877" text:class-names=""/></text:p>
            </draw:text-box>
            <svg:title/>
            <svg:desc/>
          </draw:frame>
          <draw:frame draw:id="id85" draw:style-name="a882" draw:name="Espace réservé du numéro de diapositive 3" svg:x="4.24826in" svg:y="9.49826in" svg:width="3.25in" svg:height="0.50174in">
            <draw:text-box>
              <text:p text:style-name="a881" text:class-names="" text:cond-style-name=""><text:span text:style-name="a8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84" draw:master-page-name="Master1-Layout12-tx-Titre-et-texte" presentation:presentation-page-layout-name="Master1-PPL12" draw:id="Slide-257">
        <draw:custom-shape svg:x="0in" svg:y="0in" svg:width="13.33333in" svg:height="7.5in" draw:id="id86" draw:style-name="a887" draw:name="Rectangle 8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2.37317in" draw:id="id87" draw:style-name="a891" draw:name="Rectangle 10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3948in" svg:y="0in" svg:width="4.48076in" svg:height="2.37386in" draw:id="id88" draw:style-name="a895" draw:name="Rectangle 12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37392in" svg:height="13.33333in" draw:id="id89" draw:style-name="a899" draw:transform="translate(-1.18696in -6.66667in) rotate(-1.5708) translate(6.66667in 1.18762in)" draw:name="Rectangle 14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0" presentation:style-name="a902" draw:name="Titre 1" svg:x="1.51308in" svg:y="0.38152in" svg:width="10.62786in" svg:height="1.72402in" presentation:class="title" presentation:placeholder="false">
          <draw:text-box>
            <text:p text:style-name="a901" text:class-names="" text:cond-style-name=""><text:span text:style-name="a900" text:class-names="">Information Security vs. Cybersecurity</text:span></text:p>
          </draw:text-box>
          <svg:title/>
          <svg:desc/>
        </draw:frame>
        <draw:g draw:name="Espace réservé du texte 2" draw:id="id97" draw:style-name="a917">
          <svg:title/>
          <svg:desc/>
          <draw:custom-shape svg:x="1.01299in" svg:y="4.12805in" svg:width="1.50042in" svg:height="1.50042in" draw:id="id91" draw:style-name="a90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32808in" svg:y="4.44314in" svg:width="0.87024in" svg:height="0.87024in" draw:id="id92" draw:style-name="a905">
            <svg:title/>
            <svg:desc>Broyeur à papi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3493in" svg:y="4.12805in" svg:width="3.53671in" svg:height="1.50042in" draw:id="id93" draw:style-name="a909">
            <svg:title/>
            <svg:desc/>
            <text:p text:style-name="a908" text:class-names="" text:cond-style-name=""><text:span text:style-name="a906" text:class-names="">Information<text:s text:c="1"/></text:span><text:span text:style-name="a907" text:class-names="">Security (InfoSec): Protects information in all forms. CIA Triad: Confidentiality, Integrity, Availability.</text:span></text:p>
            <draw:enhanced-geometry xmlns:dr3d="urn:oasis:names:tc:opendocument:xmlns:dr3d:1.0" draw:type="non-primitive" svg:viewBox="0 0 3233964 1371985" draw:enhanced-path="M 0 0 L 3233964 0 3233964 1371985 0 137198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3964"/>
              <draw:equation draw:name="f7" draw:formula="?f4 / 1371985"/>
              <draw:equation draw:name="f8" draw:formula="0 * ?f5 / 3233964"/>
              <draw:equation draw:name="f9" draw:formula="0 * ?f4 / 1371985"/>
              <draw:equation draw:name="f10" draw:formula="3233964 * ?f5 / 3233964"/>
              <draw:equation draw:name="f11" draw:formula="1371985 * ?f4 / 137198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8788in" svg:y="4.12805in" svg:width="1.50042in" svg:height="1.50042in" draw:id="id94" draw:style-name="a91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30297in" svg:y="4.44314in" svg:width="0.87024in" svg:height="0.87024in" draw:id="id95" draw:style-name="a912">
            <svg:title/>
            <svg:desc>Verrou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80982in" svg:y="4.12805in" svg:width="3.53671in" svg:height="1.50042in" draw:id="id96" draw:style-name="a916">
            <svg:title/>
            <svg:desc/>
            <text:p text:style-name="a915" text:class-names="" text:cond-style-name=""><text:span text:style-name="a913" text:class-names="">Cybersecurity</text:span><text:span text:style-name="a914" text:class-names="">: Focuses on protecting digital data from online threats.</text:span></text:p>
            <draw:enhanced-geometry xmlns:dr3d="urn:oasis:names:tc:opendocument:xmlns:dr3d:1.0" draw:type="non-primitive" svg:viewBox="0 0 3233964 1371985" draw:enhanced-path="M 0 0 L 3233964 0 3233964 1371985 0 137198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3964"/>
              <draw:equation draw:name="f7" draw:formula="?f4 / 1371985"/>
              <draw:equation draw:name="f8" draw:formula="0 * ?f5 / 3233964"/>
              <draw:equation draw:name="f9" draw:formula="0 * ?f4 / 1371985"/>
              <draw:equation draw:name="f10" draw:formula="3233964 * ?f5 / 3233964"/>
              <draw:equation draw:name="f11" draw:formula="1371985 * ?f4 / 137198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926">
          <draw:page-thumbnail draw:page-number="2" svg:x="0.75in" svg:y="1.25in" svg:width="6in" svg:height="3.375in" presentation:class="page" draw:id="id98" presentation:style-name="a918" draw:name="Espace réservé de l'image des diapositives 1">
            <svg:title/>
            <svg:desc/>
          </draw:page-thumbnail>
          <draw:frame draw:id="id99" presentation:style-name="a922" draw:name="Espace réservé des notes 2" svg:x="0.75in" svg:y="4.8125in" svg:width="6in" svg:height="3.9375in" presentation:class="notes" presentation:placeholder="false">
            <draw:text-box>
              <text:p text:style-name="a921" text:class-names="" text:cond-style-name=""><text:span text:style-name="a919" text:class-names="">Let’s start by defining these two disciplines. Information Security covers all forms of data, while Cybersecurity focuses specifically on digital threats. Both rely on the CIA Triad: confidentiality, integrity, and availability.</text:span><text:span text:style-name="a920" text:class-names=""/></text:p>
            </draw:text-box>
            <svg:title/>
            <svg:desc/>
          </draw:frame>
          <draw:frame draw:id="id100" draw:style-name="a925" draw:name="Espace réservé du numéro de diapositive 3" svg:x="4.24826in" svg:y="9.49826in" svg:width="3.25in" svg:height="0.50174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27" draw:master-page-name="Master1-Layout12-tx-Titre-et-texte" presentation:presentation-page-layout-name="Master1-PPL12" draw:id="Slide-258">
        <draw:custom-shape svg:x="0in" svg:y="0in" svg:width="13.33333in" svg:height="7.5in" draw:id="id101" draw:style-name="a930" draw:name="Rectangle 8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2.37317in" draw:id="id102" draw:style-name="a934" draw:name="Rectangle 10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3948in" svg:y="0in" svg:width="4.48076in" svg:height="2.37386in" draw:id="id103" draw:style-name="a938" draw:name="Rectangle 12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37392in" svg:height="13.33333in" draw:id="id104" draw:style-name="a942" draw:transform="translate(-1.18696in -6.66667in) rotate(-1.5708) translate(6.66667in 1.18762in)" draw:name="Rectangle 14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5" presentation:style-name="a945" draw:name="Titre 1" svg:x="1.51308in" svg:y="0.38152in" svg:width="10.62786in" svg:height="1.72402in" presentation:class="title" presentation:placeholder="false">
          <draw:text-box>
            <text:p text:style-name="a944" text:class-names="" text:cond-style-name=""><text:span text:style-name="a943" text:class-names="">Differences in Scope</text:span></text:p>
          </draw:text-box>
          <svg:title/>
          <svg:desc/>
        </draw:frame>
        <draw:g draw:name="Espace réservé du texte 2" draw:id="id110" draw:style-name="a956">
          <svg:title/>
          <svg:desc/>
          <draw:custom-shape svg:x="0.68358in" svg:y="2.95916in" svg:width="5.12053in" svg:height="3.25154in" draw:id="id106" draw:style-name="a94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25253in" svg:y="3.49966in" svg:width="5.12053in" svg:height="3.25154in" draw:id="id107" draw:style-name="a950">
            <svg:title/>
            <svg:desc/>
            <text:p text:style-name="a949" text:class-names="" text:cond-style-name=""><text:span text:style-name="a947" text:class-names=""><text:s text:c="1"/></text:span><text:span text:style-name="a948" text:class-names="">InfoSec: Protects physical and digital data.</text:span></text:p>
            <draw:enhanced-geometry xmlns:dr3d="urn:oasis:names:tc:opendocument:xmlns:dr3d:1.0" draw:type="non-primitive" svg:viewBox="0 0 4682211 2973204" draw:enhanced-path="M 0 297320 C 0 133115 133115 0 297320 0 L 4384891 0 C 4549096 0 4682211 133115 4682211 297320 L 4682211 2675884 C 4682211 2840089 4549096 2973204 4384891 2973204 L 297320 2973204 C 133115 2973204 0 2840089 0 2675884 L 0 297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82211"/>
              <draw:equation draw:name="f7" draw:formula="?f4 / 2973204"/>
              <draw:equation draw:name="f8" draw:formula="0 * ?f5 / 4682211"/>
              <draw:equation draw:name="f9" draw:formula="297320 * ?f4 / 2973204"/>
              <draw:equation draw:name="f10" draw:formula="297320 * ?f5 / 4682211"/>
              <draw:equation draw:name="f11" draw:formula="0 * ?f4 / 2973204"/>
              <draw:equation draw:name="f12" draw:formula="4384891 * ?f5 / 4682211"/>
              <draw:equation draw:name="f13" draw:formula="4682211 * ?f5 / 4682211"/>
              <draw:equation draw:name="f14" draw:formula="2675884 * ?f4 / 2973204"/>
              <draw:equation draw:name="f15" draw:formula="2973204 * ?f4 / 29732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96423in" svg:y="2.98224in" svg:width="5.12053in" svg:height="3.25154in" draw:id="id108" draw:style-name="a95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7.53318in" svg:y="3.52274in" svg:width="5.12053in" svg:height="3.25154in" draw:id="id109" draw:style-name="a955">
            <svg:title/>
            <svg:desc/>
            <text:p text:style-name="a954" text:class-names="" text:cond-style-name=""><text:span text:style-name="a952" text:class-names="">Cybersecurity</text:span><text:span text:style-name="a953" text:class-names="">: Defends against online threats (ransomware, phishing).</text:span></text:p>
            <draw:enhanced-geometry xmlns:dr3d="urn:oasis:names:tc:opendocument:xmlns:dr3d:1.0" draw:type="non-primitive" svg:viewBox="0 0 4682211 2973204" draw:enhanced-path="M 0 297320 C 0 133115 133115 0 297320 0 L 4384891 0 C 4549096 0 4682211 133115 4682211 297320 L 4682211 2675884 C 4682211 2840089 4549096 2973204 4384891 2973204 L 297320 2973204 C 133115 2973204 0 2840089 0 2675884 L 0 297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82211"/>
              <draw:equation draw:name="f7" draw:formula="?f4 / 2973204"/>
              <draw:equation draw:name="f8" draw:formula="0 * ?f5 / 4682211"/>
              <draw:equation draw:name="f9" draw:formula="297320 * ?f4 / 2973204"/>
              <draw:equation draw:name="f10" draw:formula="297320 * ?f5 / 4682211"/>
              <draw:equation draw:name="f11" draw:formula="0 * ?f4 / 2973204"/>
              <draw:equation draw:name="f12" draw:formula="4384891 * ?f5 / 4682211"/>
              <draw:equation draw:name="f13" draw:formula="4682211 * ?f5 / 4682211"/>
              <draw:equation draw:name="f14" draw:formula="2675884 * ?f4 / 2973204"/>
              <draw:equation draw:name="f15" draw:formula="2973204 * ?f4 / 29732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965">
          <draw:page-thumbnail draw:page-number="3" svg:x="0.75in" svg:y="1.25in" svg:width="6in" svg:height="3.375in" presentation:class="page" draw:id="id111" presentation:style-name="a957" draw:name="Espace réservé de l'image des diapositives 1">
            <svg:title/>
            <svg:desc/>
          </draw:page-thumbnail>
          <draw:frame draw:id="id112" presentation:style-name="a961" draw:name="Espace réservé des notes 2" svg:x="0.75in" svg:y="4.8125in" svg:width="6in" svg:height="3.9375in" presentation:class="notes" presentation:placeholder="false">
            <draw:text-box>
              <text:p text:style-name="a960" text:class-names="" text:cond-style-name=""><text:span text:style-name="a958" text:class-names="">The key difference lies in their scope: InfoSec applies to all types of data, including paper documents, whereas Cybersecurity specifically targets digital threats, such as ransomware and phishing attacks.</text:span><text:span text:style-name="a959" text:class-names=""/></text:p>
            </draw:text-box>
            <svg:title/>
            <svg:desc/>
          </draw:frame>
          <draw:frame draw:id="id113" draw:style-name="a964" draw:name="Espace réservé du numéro de diapositive 3" svg:x="4.24826in" svg:y="9.49826in" svg:width="3.25in" svg:height="0.50174in">
            <draw:text-box>
              <text:p text:style-name="a963" text:class-names="" text:cond-style-name=""><text:span text:style-name="a9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66" draw:master-page-name="Master1-Layout12-tx-Titre-et-texte" presentation:presentation-page-layout-name="Master1-PPL12" draw:id="Slide-259">
        <draw:custom-shape svg:x="0in" svg:y="0in" svg:width="13.33333in" svg:height="7.5in" draw:id="id114" draw:style-name="a969" draw:name="Rectangle 8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2.37317in" draw:id="id115" draw:style-name="a973" draw:name="Rectangle 10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3948in" svg:y="0in" svg:width="4.48076in" svg:height="2.37386in" draw:id="id116" draw:style-name="a977" draw:name="Rectangle 12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37392in" svg:height="13.33333in" draw:id="id117" draw:style-name="a981" draw:transform="translate(-1.18696in -6.66667in) rotate(-1.5708) translate(6.66667in 1.18762in)" draw:name="Rectangle 14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18" presentation:style-name="a984" draw:name="Titre 1" svg:x="1.51308in" svg:y="0.38152in" svg:width="10.62786in" svg:height="1.72402in" presentation:class="title" presentation:placeholder="false">
          <draw:text-box>
            <text:p text:style-name="a983" text:class-names="" text:cond-style-name=""><text:span text:style-name="a982" text:class-names="">InfoSec Analysts vs. Cybersecurity Analysts</text:span></text:p>
          </draw:text-box>
          <svg:title/>
          <svg:desc/>
        </draw:frame>
        <draw:g draw:name="Espace réservé du texte 2" draw:id="id123" draw:style-name="a995">
          <svg:title/>
          <svg:desc/>
          <draw:custom-shape svg:x="0.70581in" svg:y="2.98224in" svg:width="5.12053in" svg:height="3.25154in" draw:id="id119" draw:style-name="a98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27475in" svg:y="3.52274in" svg:width="5.12053in" svg:height="3.25154in" draw:id="id120" draw:style-name="a989">
            <svg:title/>
            <svg:desc/>
            <text:p text:style-name="a988" text:class-names="" text:cond-style-name=""><text:span text:style-name="a986" text:class-names="">InfoSec<text:s text:c="1"/></text:span><text:span text:style-name="a987" text:class-names="">Analysts: Broad oversight, compliance, and data governance.</text:span></text:p>
            <draw:enhanced-geometry xmlns:dr3d="urn:oasis:names:tc:opendocument:xmlns:dr3d:1.0" draw:type="non-primitive" svg:viewBox="0 0 4682211 2973204" draw:enhanced-path="M 0 297320 C 0 133115 133115 0 297320 0 L 4384891 0 C 4549096 0 4682211 133115 4682211 297320 L 4682211 2675884 C 4682211 2840089 4549096 2973204 4384891 2973204 L 297320 2973204 C 133115 2973204 0 2840089 0 2675884 L 0 297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82211"/>
              <draw:equation draw:name="f7" draw:formula="?f4 / 2973204"/>
              <draw:equation draw:name="f8" draw:formula="0 * ?f5 / 4682211"/>
              <draw:equation draw:name="f9" draw:formula="297320 * ?f4 / 2973204"/>
              <draw:equation draw:name="f10" draw:formula="297320 * ?f5 / 4682211"/>
              <draw:equation draw:name="f11" draw:formula="0 * ?f4 / 2973204"/>
              <draw:equation draw:name="f12" draw:formula="4384891 * ?f5 / 4682211"/>
              <draw:equation draw:name="f13" draw:formula="4682211 * ?f5 / 4682211"/>
              <draw:equation draw:name="f14" draw:formula="2675884 * ?f4 / 2973204"/>
              <draw:equation draw:name="f15" draw:formula="2973204 * ?f4 / 29732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96423in" svg:y="2.98224in" svg:width="5.12053in" svg:height="3.25154in" draw:id="id121" draw:style-name="a99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7.53318in" svg:y="3.52274in" svg:width="5.12053in" svg:height="3.25154in" draw:id="id122" draw:style-name="a994">
            <svg:title/>
            <svg:desc/>
            <text:p text:style-name="a993" text:class-names="" text:cond-style-name=""><text:span text:style-name="a991" text:class-names="">Cybersecurity<text:s text:c="1"/></text:span><text:span text:style-name="a992" text:class-names="">Analysts: Technical defense against cyberattacks.</text:span></text:p>
            <draw:enhanced-geometry xmlns:dr3d="urn:oasis:names:tc:opendocument:xmlns:dr3d:1.0" draw:type="non-primitive" svg:viewBox="0 0 4682211 2973204" draw:enhanced-path="M 0 297320 C 0 133115 133115 0 297320 0 L 4384891 0 C 4549096 0 4682211 133115 4682211 297320 L 4682211 2675884 C 4682211 2840089 4549096 2973204 4384891 2973204 L 297320 2973204 C 133115 2973204 0 2840089 0 2675884 L 0 29732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82211"/>
              <draw:equation draw:name="f7" draw:formula="?f4 / 2973204"/>
              <draw:equation draw:name="f8" draw:formula="0 * ?f5 / 4682211"/>
              <draw:equation draw:name="f9" draw:formula="297320 * ?f4 / 2973204"/>
              <draw:equation draw:name="f10" draw:formula="297320 * ?f5 / 4682211"/>
              <draw:equation draw:name="f11" draw:formula="0 * ?f4 / 2973204"/>
              <draw:equation draw:name="f12" draw:formula="4384891 * ?f5 / 4682211"/>
              <draw:equation draw:name="f13" draw:formula="4682211 * ?f5 / 4682211"/>
              <draw:equation draw:name="f14" draw:formula="2675884 * ?f4 / 2973204"/>
              <draw:equation draw:name="f15" draw:formula="2973204 * ?f4 / 29732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1004">
          <draw:page-thumbnail draw:page-number="4" svg:x="0.75in" svg:y="1.25in" svg:width="6in" svg:height="3.375in" presentation:class="page" draw:id="id124" presentation:style-name="a996" draw:name="Espace réservé de l'image des diapositives 1">
            <svg:title/>
            <svg:desc/>
          </draw:page-thumbnail>
          <draw:frame draw:id="id125" presentation:style-name="a1000" draw:name="Espace réservé des notes 2" svg:x="0.75in" svg:y="4.8125in" svg:width="6in" svg:height="3.9375in" presentation:class="notes" presentation:placeholder="false">
            <draw:text-box>
              <text:p text:style-name="a999" text:class-names="" text:cond-style-name=""><text:span text:style-name="a997" text:class-names="">The roles of analysts highlight these distinctions. InfoSec Analysts manage data governance broadly, while Cybersecurity Analysts focus on technical approaches to counter digital threats.</text:span><text:span text:style-name="a998" text:class-names=""/></text:p>
            </draw:text-box>
            <svg:title/>
            <svg:desc/>
          </draw:frame>
          <draw:frame draw:id="id126" draw:style-name="a1003" draw:name="Espace réservé du numéro de diapositive 3" svg:x="4.24826in" svg:y="9.49826in" svg:width="3.25in" svg:height="0.50174in">
            <draw:text-box>
              <text:p text:style-name="a1002" text:class-names="" text:cond-style-name=""><text:span text:style-name="a10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05" draw:master-page-name="Master1-Layout12-tx-Titre-et-texte" presentation:presentation-page-layout-name="Master1-PPL12" draw:id="Slide-260">
        <draw:custom-shape svg:x="0in" svg:y="0in" svg:width="13.33333in" svg:height="7.5in" draw:id="id127" draw:style-name="a1008" draw:name="Rectangle 8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72349in" draw:id="id128" draw:style-name="a1012" draw:name="Rectangle 10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129" draw:style-name="a1016" draw:transform="translate(-2.22175in -0.86199in) rotate(-3.14159) translate(11.11158in 0.86199in)" draw:name="Rectangle 12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4in" draw:id="id130" draw:style-name="a1020" draw:transform="translate(-0.86201in -6.66667in) rotate(-1.5708) translate(6.66667in 0.86201in)" draw:name="Rectangle 14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presentation:style-name="a1023" draw:name="Titre 1" svg:x="1.5in" svg:y="0.38152in" svg:width="10.98428in" svg:height="0.9599in" presentation:class="title" presentation:placeholder="false">
          <draw:text-box>
            <text:p text:style-name="a1022" text:class-names="" text:cond-style-name=""><text:span text:style-name="a1021" text:class-names="">An Interdependent Relationship</text:span></text:p>
          </draw:text-box>
          <svg:title/>
          <svg:desc/>
        </draw:frame>
        <draw:g draw:name="Espace réservé du texte 2" draw:id="id138" draw:style-name="a1038">
          <svg:title/>
          <svg:desc/>
          <draw:custom-shape svg:x="3.16598in" svg:y="2.63449in" svg:width="2.40157in" svg:height="2.40157in" draw:id="id132" draw:style-name="a102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67779in" svg:y="3.1463in" svg:width="1.37795in" svg:height="1.37795in" draw:id="id133" draw:style-name="a1026">
            <svg:title/>
            <svg:desc>First Aid Ki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39826in" svg:y="5.7841in" svg:width="3.93701in" svg:height="0.7874in" draw:id="id134" draw:style-name="a1030">
            <svg:title/>
            <svg:desc/>
            <text:p text:style-name="a1029" text:class-names="" text:cond-style-name=""><text:span text:style-name="a1027" text:class-names="">Cybersecurity</text:span><text:span text:style-name="a1028" text:class-names="">: A subset of InfoSec.</text:span></text:p>
            <draw:enhanced-geometry xmlns:dr3d="urn:oasis:names:tc:opendocument:xmlns:dr3d:1.0" draw:type="non-primitive" svg:viewBox="0 0 3600000 720000" draw:enhanced-path="M 0 0 L 3600000 0 360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0000"/>
              <draw:equation draw:name="f7" draw:formula="?f4 / 720000"/>
              <draw:equation draw:name="f8" draw:formula="0 * ?f5 / 3600000"/>
              <draw:equation draw:name="f9" draw:formula="0 * ?f4 / 720000"/>
              <draw:equation draw:name="f10" draw:formula="3600000 * ?f5 / 360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79196in" svg:y="2.63449in" svg:width="2.40157in" svg:height="2.40157in" draw:id="id135" draw:style-name="a103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30377in" svg:y="3.1463in" svg:width="1.37795in" svg:height="1.37795in" draw:id="id136" draw:style-name="a1033">
            <svg:title/>
            <svg:desc>DVD play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2425in" svg:y="5.7841in" svg:width="3.93701in" svg:height="0.7874in" draw:id="id137" draw:style-name="a1037">
            <svg:title/>
            <svg:desc/>
            <text:p text:style-name="a1036" text:class-names="" text:cond-style-name=""><text:span text:style-name="a1034" text:class-names="">Example</text:span><text:span text:style-name="a1035" text:class-names="">: SolarWinds Incident (2020).</text:span></text:p>
            <draw:enhanced-geometry xmlns:dr3d="urn:oasis:names:tc:opendocument:xmlns:dr3d:1.0" draw:type="non-primitive" svg:viewBox="0 0 3600000 720000" draw:enhanced-path="M 0 0 L 3600000 0 360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00000"/>
              <draw:equation draw:name="f7" draw:formula="?f4 / 720000"/>
              <draw:equation draw:name="f8" draw:formula="0 * ?f5 / 3600000"/>
              <draw:equation draw:name="f9" draw:formula="0 * ?f4 / 720000"/>
              <draw:equation draw:name="f10" draw:formula="3600000 * ?f5 / 360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1047">
          <draw:page-thumbnail draw:page-number="5" svg:x="0.75in" svg:y="1.25in" svg:width="6in" svg:height="3.375in" presentation:class="page" draw:id="id139" presentation:style-name="a1039" draw:name="Espace réservé de l'image des diapositives 1">
            <svg:title/>
            <svg:desc/>
          </draw:page-thumbnail>
          <draw:frame draw:id="id140" presentation:style-name="a1043" draw:name="Espace réservé des notes 2" svg:x="0.75in" svg:y="4.8125in" svg:width="6in" svg:height="3.9375in" presentation:class="notes" presentation:placeholder="false">
            <draw:text-box>
              <text:p text:style-name="a1042" text:class-names="" text:cond-style-name=""><text:span text:style-name="a1040" text:class-names="">These disciplines are interdependent, with Cybersecurity being a specialization within InfoSec. For example, the SolarWinds incident showed that effective responses required collaboration between both fields.</text:span><text:span text:style-name="a1041" text:class-names=""/></text:p>
            </draw:text-box>
            <svg:title/>
            <svg:desc/>
          </draw:frame>
          <draw:frame draw:id="id141" draw:style-name="a1046" draw:name="Espace réservé du numéro de diapositive 3" svg:x="4.24826in" svg:y="9.49826in" svg:width="3.25in" svg:height="0.50174in">
            <draw:text-box>
              <text:p text:style-name="a1045" text:class-names="" text:cond-style-name=""><text:span text:style-name="a10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48" draw:master-page-name="Master1-Layout12-tx-Titre-et-texte" presentation:presentation-page-layout-name="Master1-PPL12" draw:id="Slide-261">
        <draw:custom-shape svg:x="0in" svg:y="0in" svg:width="13.33333in" svg:height="7.5in" draw:id="id142" draw:style-name="a1051" draw:name="Rectangle 8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72349in" draw:id="id143" draw:style-name="a1055" draw:name="Rectangle 10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144" draw:style-name="a1059" draw:transform="translate(-2.22175in -0.86199in) rotate(-3.14159) translate(11.11158in 0.86199in)" draw:name="Rectangle 12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4in" draw:id="id145" draw:style-name="a1063" draw:transform="translate(-0.86201in -6.66667in) rotate(-1.5708) translate(6.66667in 0.86201in)" draw:name="Rectangle 14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presentation:style-name="a1066" draw:name="Titre 1" svg:x="1.5in" svg:y="0.38152in" svg:width="10.98428in" svg:height="0.9599in" presentation:class="title" presentation:placeholder="false">
          <draw:text-box>
            <text:p text:style-name="a1065" text:class-names="" text:cond-style-name=""><text:span text:style-name="a1064" text:class-names="">Impact on Organizations</text:span></text:p>
          </draw:text-box>
          <svg:title/>
          <svg:desc/>
        </draw:frame>
        <draw:g draw:name="Espace réservé du texte 2" draw:id="id151" draw:style-name="a1079">
          <svg:title/>
          <svg:desc/>
          <draw:custom-shape svg:x="2.84117in" svg:y="2.88919in" svg:width="2.12598in" svg:height="2.12598in" draw:id="id147" draw:style-name="a1068">
            <svg:title/>
            <svg:desc>Circular Flow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4196in" svg:y="5.52941in" svg:width="4.72441in" svg:height="0.7874in" draw:id="id148" draw:style-name="a1072">
            <svg:title/>
            <svg:desc/>
            <text:p text:style-name="a1071" text:class-names="" text:cond-style-name=""><text:span text:style-name="a1069" text:class-names="">Clear<text:s text:c="1"/></text:span><text:span text:style-name="a1070" text:class-names="">role definitions and collaboration.</text:span></text:p>
            <draw:enhanced-geometry xmlns:dr3d="urn:oasis:names:tc:opendocument:xmlns:dr3d:1.0" draw:type="non-primitive" svg:viewBox="0 0 4320000 720000" draw:enhanced-path="M 0 0 L 4320000 0 432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20000"/>
              <draw:equation draw:name="f7" draw:formula="?f4 / 720000"/>
              <draw:equation draw:name="f8" draw:formula="0 * ?f5 / 4320000"/>
              <draw:equation draw:name="f9" draw:formula="0 * ?f4 / 720000"/>
              <draw:equation draw:name="f10" draw:formula="4320000 * ?f5 / 432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9236in" svg:y="2.88919in" svg:width="2.12598in" svg:height="2.12598in" draw:id="id149" draw:style-name="a1074">
            <svg:title/>
            <svg:desc>Cha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9314in" svg:y="5.52941in" svg:width="4.72441in" svg:height="0.7874in" draw:id="id150" draw:style-name="a1078">
            <svg:title/>
            <svg:desc/>
            <text:p text:style-name="a1077" text:class-names="" text:cond-style-name=""><text:span text:style-name="a1075" text:class-names="">Communication<text:s text:c="1"/></text:span><text:span text:style-name="a1076" text:class-names="">across teams.</text:span></text:p>
            <draw:enhanced-geometry xmlns:dr3d="urn:oasis:names:tc:opendocument:xmlns:dr3d:1.0" draw:type="non-primitive" svg:viewBox="0 0 4320000 720000" draw:enhanced-path="M 0 0 L 4320000 0 432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20000"/>
              <draw:equation draw:name="f7" draw:formula="?f4 / 720000"/>
              <draw:equation draw:name="f8" draw:formula="0 * ?f5 / 4320000"/>
              <draw:equation draw:name="f9" draw:formula="0 * ?f4 / 720000"/>
              <draw:equation draw:name="f10" draw:formula="4320000 * ?f5 / 432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1088">
          <draw:page-thumbnail draw:page-number="6" svg:x="0.75in" svg:y="1.25in" svg:width="6in" svg:height="3.375in" presentation:class="page" draw:id="id152" presentation:style-name="a1080" draw:name="Espace réservé de l'image des diapositives 1">
            <svg:title/>
            <svg:desc/>
          </draw:page-thumbnail>
          <draw:frame draw:id="id153" presentation:style-name="a1084" draw:name="Espace réservé des notes 2" svg:x="0.75in" svg:y="4.8125in" svg:width="6in" svg:height="3.9375in" presentation:class="notes" presentation:placeholder="false">
            <draw:text-box>
              <text:p text:style-name="a1083" text:class-names="" text:cond-style-name=""><text:span text:style-name="a1081" text:class-names="">In organizations, it is crucial to define roles clearly while fostering collaboration between InfoSec and Cybersecurity teams. This helps build resilience against complex threats.</text:span><text:span text:style-name="a1082" text:class-names=""/></text:p>
            </draw:text-box>
            <svg:title/>
            <svg:desc/>
          </draw:frame>
          <draw:frame draw:id="id154" draw:style-name="a1087" draw:name="Espace réservé du numéro de diapositive 3" svg:x="4.24826in" svg:y="9.49826in" svg:width="3.25in" svg:height="0.50174in">
            <draw:text-box>
              <text:p text:style-name="a1086" text:class-names="" text:cond-style-name=""><text:span text:style-name="a10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89" draw:master-page-name="Master1-Layout12-tx-Titre-et-texte" presentation:presentation-page-layout-name="Master1-PPL12" draw:id="Slide-262">
        <draw:custom-shape svg:x="0in" svg:y="0in" svg:width="13.33333in" svg:height="7.5in" draw:id="id155" draw:style-name="a1092" draw:name="Rectangle 8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72349in" draw:id="id156" draw:style-name="a1096" draw:name="Rectangle 10">
          <svg:title/>
          <svg:desc/>
          <text:p text:style-name="a1094" text:class-names="" text:cond-style-name=""><text:span text:style-name="a109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157" draw:style-name="a1100" draw:transform="translate(-2.22175in -0.86199in) rotate(-3.14159) translate(11.11158in 0.86199in)" draw:name="Rectangle 12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4in" draw:id="id158" draw:style-name="a1104" draw:transform="translate(-0.86201in -6.66667in) rotate(-1.5708) translate(6.66667in 0.86201in)" draw:name="Rectangle 14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presentation:style-name="a1107" draw:name="Titre 1" svg:x="1.5in" svg:y="0.38152in" svg:width="10.98428in" svg:height="0.9599in" presentation:class="title" presentation:placeholder="false">
          <draw:text-box>
            <text:p text:style-name="a1106" text:class-names="" text:cond-style-name=""><text:span text:style-name="a1105" text:class-names="">Changing Skillsets</text:span></text:p>
          </draw:text-box>
          <svg:title/>
          <svg:desc/>
        </draw:frame>
        <draw:g draw:name="Espace réservé du texte 2" draw:id="id164" draw:style-name="a1120">
          <svg:title/>
          <svg:desc/>
          <draw:custom-shape svg:x="2.84117in" svg:y="2.88919in" svg:width="2.12598in" svg:height="2.12598in" draw:id="id160" draw:style-name="a1109">
            <svg:title/>
            <svg:desc>AD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4196in" svg:y="5.52941in" svg:width="4.72441in" svg:height="0.7874in" draw:id="id161" draw:style-name="a1113">
            <svg:title/>
            <svg:desc/>
            <text:p text:style-name="a1112" text:class-names="" text:cond-style-name=""><text:span text:style-name="a1110" text:class-names="">Adapting<text:s text:c="1"/></text:span><text:span text:style-name="a1111" text:class-names="">to growing threats.</text:span></text:p>
            <draw:enhanced-geometry xmlns:dr3d="urn:oasis:names:tc:opendocument:xmlns:dr3d:1.0" draw:type="non-primitive" svg:viewBox="0 0 4320000 720000" draw:enhanced-path="M 0 0 L 4320000 0 432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20000"/>
              <draw:equation draw:name="f7" draw:formula="?f4 / 720000"/>
              <draw:equation draw:name="f8" draw:formula="0 * ?f5 / 4320000"/>
              <draw:equation draw:name="f9" draw:formula="0 * ?f4 / 720000"/>
              <draw:equation draw:name="f10" draw:formula="4320000 * ?f5 / 432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9236in" svg:y="2.88919in" svg:width="2.12598in" svg:height="2.12598in" draw:id="id162" draw:style-name="a1115">
            <svg:title/>
            <svg:desc>Inspecteu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9314in" svg:y="5.52941in" svg:width="4.72441in" svg:height="0.7874in" draw:id="id163" draw:style-name="a1119">
            <svg:title/>
            <svg:desc/>
            <text:p text:style-name="a1118" text:class-names="" text:cond-style-name=""><text:span text:style-name="a1116" text:class-names="">Combining<text:s text:c="1"/></text:span><text:span text:style-name="a1117" text:class-names="">InfoSec and Cybersecurity expertise.</text:span></text:p>
            <draw:enhanced-geometry xmlns:dr3d="urn:oasis:names:tc:opendocument:xmlns:dr3d:1.0" draw:type="non-primitive" svg:viewBox="0 0 4320000 720000" draw:enhanced-path="M 0 0 L 4320000 0 432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20000"/>
              <draw:equation draw:name="f7" draw:formula="?f4 / 720000"/>
              <draw:equation draw:name="f8" draw:formula="0 * ?f5 / 4320000"/>
              <draw:equation draw:name="f9" draw:formula="0 * ?f4 / 720000"/>
              <draw:equation draw:name="f10" draw:formula="4320000 * ?f5 / 432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1129">
          <draw:page-thumbnail draw:page-number="7" svg:x="0.75in" svg:y="1.25in" svg:width="6in" svg:height="3.375in" presentation:class="page" draw:id="id165" presentation:style-name="a1121" draw:name="Espace réservé de l'image des diapositives 1">
            <svg:title/>
            <svg:desc/>
          </draw:page-thumbnail>
          <draw:frame draw:id="id166" presentation:style-name="a1125" draw:name="Espace réservé des notes 2" svg:x="0.75in" svg:y="4.8125in" svg:width="6in" svg:height="3.9375in" presentation:class="notes" presentation:placeholder="false">
            <draw:text-box>
              <text:p text:style-name="a1124" text:class-names="" text:cond-style-name=""><text:span text:style-name="a1122" text:class-names="">With evolving threats, professionals need to acquire skills that span both disciplines. For example, a Cybersecurity Analyst may need to understand governance issues, while an InfoSec expert should be familiar with technical defenses.</text:span><text:span text:style-name="a1123" text:class-names=""/></text:p>
            </draw:text-box>
            <svg:title/>
            <svg:desc/>
          </draw:frame>
          <draw:frame draw:id="id167" draw:style-name="a1128" draw:name="Espace réservé du numéro de diapositive 3" svg:x="4.24826in" svg:y="9.49826in" svg:width="3.25in" svg:height="0.50174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130" draw:master-page-name="Master1-Layout12-tx-Titre-et-texte" presentation:presentation-page-layout-name="Master1-PPL12" draw:id="Slide-263">
        <draw:custom-shape svg:x="0in" svg:y="0in" svg:width="13.33333in" svg:height="7.5in" draw:id="id168" draw:style-name="a1133" draw:name="Rectangle 8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72349in" draw:id="id169" draw:style-name="a1137" draw:name="Rectangle 10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170" draw:style-name="a1141" draw:transform="translate(-2.22175in -0.86199in) rotate(-3.14159) translate(11.11158in 0.86199in)" draw:name="Rectangle 12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4in" draw:id="id171" draw:style-name="a1145" draw:transform="translate(-0.86201in -6.66667in) rotate(-1.5708) translate(6.66667in 0.86201in)" draw:name="Rectangle 14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presentation:style-name="a1148" draw:name="Titre 1" svg:x="1.5in" svg:y="0.38152in" svg:width="10.98428in" svg:height="0.9599in" presentation:class="title" presentation:placeholder="false">
          <draw:text-box>
            <text:p text:style-name="a1147" text:class-names="" text:cond-style-name=""><text:span text:style-name="a1146" text:class-names="">Conclusion</text:span></text:p>
          </draw:text-box>
          <svg:title/>
          <svg:desc/>
        </draw:frame>
        <draw:g draw:name="Espace réservé du texte 2" draw:id="id182" draw:style-name="a1170">
          <svg:title/>
          <svg:desc/>
          <draw:custom-shape svg:x="1.49029in" svg:y="2.80674in" svg:width="2.1389in" svg:height="2.1389in" draw:id="id173" draw:style-name="a114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1.94612in" svg:y="3.26257in" svg:width="1.22724in" svg:height="1.22724in" draw:id="id174" draw:style-name="a1151">
            <svg:title/>
            <svg:desc>Magnifying glas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0654in" svg:y="5.61186in" svg:width="3.5064in" svg:height="0.7874in" draw:id="id175" draw:style-name="a1155">
            <svg:title/>
            <svg:desc/>
            <text:p text:style-name="a1154" text:class-names="" text:cond-style-name=""><text:span text:style-name="a1152" text:class-names="">InfoSec</text:span><text:span text:style-name="a1153" text:class-names="">: Broad approach.</text:span></text:p>
            <draw:enhanced-geometry xmlns:dr3d="urn:oasis:names:tc:opendocument:xmlns:dr3d:1.0" draw:type="non-primitive" svg:viewBox="0 0 3206250 720000" draw:enhanced-path="M 0 0 L 3206250 0 3206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06250"/>
              <draw:equation draw:name="f7" draw:formula="?f4 / 720000"/>
              <draw:equation draw:name="f8" draw:formula="0 * ?f5 / 3206250"/>
              <draw:equation draw:name="f9" draw:formula="0 * ?f4 / 720000"/>
              <draw:equation draw:name="f10" draw:formula="3206250 * ?f5 / 3206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61031in" svg:y="2.80674in" svg:width="2.1389in" svg:height="2.1389in" draw:id="id176" draw:style-name="a115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06614in" svg:y="3.26257in" svg:width="1.22724in" svg:height="1.22724in" draw:id="id177" draw:style-name="a1158">
            <svg:title/>
            <svg:desc>Déverrouill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2656in" svg:y="5.61186in" svg:width="3.5064in" svg:height="0.7874in" draw:id="id178" draw:style-name="a1162">
            <svg:title/>
            <svg:desc/>
            <text:p text:style-name="a1161" text:class-names="" text:cond-style-name=""><text:span text:style-name="a1159" text:class-names="">Cybersecurity</text:span><text:span text:style-name="a1160" text:class-names="">: Technical focus.</text:span></text:p>
            <draw:enhanced-geometry xmlns:dr3d="urn:oasis:names:tc:opendocument:xmlns:dr3d:1.0" draw:type="non-primitive" svg:viewBox="0 0 3206250 720000" draw:enhanced-path="M 0 0 L 3206250 0 3206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06250"/>
              <draw:equation draw:name="f7" draw:formula="?f4 / 720000"/>
              <draw:equation draw:name="f8" draw:formula="0 * ?f5 / 3206250"/>
              <draw:equation draw:name="f9" draw:formula="0 * ?f4 / 720000"/>
              <draw:equation draw:name="f10" draw:formula="3206250 * ?f5 / 3206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73032in" svg:y="2.80674in" svg:width="2.1389in" svg:height="2.1389in" draw:id="id179" draw:style-name="a116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10.18615in" svg:y="3.26257in" svg:width="1.22724in" svg:height="1.22724in" draw:id="id180" draw:style-name="a1165">
            <svg:title/>
            <svg:desc>Poignée de mai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4658in" svg:y="5.61186in" svg:width="3.5064in" svg:height="0.7874in" draw:id="id181" draw:style-name="a1169">
            <svg:title/>
            <svg:desc/>
            <text:p text:style-name="a1168" text:class-names="" text:cond-style-name=""><text:span text:style-name="a1166" text:class-names="">Collaboration<text:s text:c="1"/></text:span><text:span text:style-name="a1167" text:class-names="">is essential.</text:span></text:p>
            <draw:enhanced-geometry xmlns:dr3d="urn:oasis:names:tc:opendocument:xmlns:dr3d:1.0" draw:type="non-primitive" svg:viewBox="0 0 3206250 720000" draw:enhanced-path="M 0 0 L 3206250 0 3206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06250"/>
              <draw:equation draw:name="f7" draw:formula="?f4 / 720000"/>
              <draw:equation draw:name="f8" draw:formula="0 * ?f5 / 3206250"/>
              <draw:equation draw:name="f9" draw:formula="0 * ?f4 / 720000"/>
              <draw:equation draw:name="f10" draw:formula="3206250 * ?f5 / 3206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1179">
          <draw:page-thumbnail draw:page-number="8" svg:x="0.75in" svg:y="1.25in" svg:width="6in" svg:height="3.375in" presentation:class="page" draw:id="id183" presentation:style-name="a1171" draw:name="Espace réservé de l'image des diapositives 1">
            <svg:title/>
            <svg:desc/>
          </draw:page-thumbnail>
          <draw:frame draw:id="id184" presentation:style-name="a1175" draw:name="Espace réservé des notes 2" svg:x="0.75in" svg:y="4.8125in" svg:width="6in" svg:height="3.9375in" presentation:class="notes" presentation:placeholder="false">
            <draw:text-box>
              <text:p text:style-name="a1174" text:class-names="" text:cond-style-name=""><text:span text:style-name="a1172" text:class-names="">In conclusion, while Information Security and Cybersecurity are distinct, they must work closely together to address modern challenges. A unified strategy is essential for ensuring the resilience and security of information systems.</text:span><text:span text:style-name="a1173" text:class-names=""/></text:p>
            </draw:text-box>
            <svg:title/>
            <svg:desc/>
          </draw:frame>
          <draw:frame draw:id="id185" draw:style-name="a1178" draw:name="Espace réservé du numéro de diapositive 3" svg:x="4.24826in" svg:y="9.49826in" svg:width="3.25in" svg:height="0.50174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re et text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861" draw:style="linear" draw:angle="2100" draw:start-color="#156082" draw:end-color="#46b1e1" draw:start-intensity="24%" draw:end-intensity="0%"/>
    <draw:gradient draw:name="a933" draw:style="linear" draw:angle="1200" draw:start-color="#000000" draw:end-color="#104862" draw:start-intensity="96%" draw:end-intensity="100%"/>
    <draw:gradient draw:name="a1015" draw:style="linear" draw:angle="1300" draw:start-color="#0b3041" draw:end-color="#156082" draw:start-intensity="68%" draw:end-intensity="79%"/>
    <draw:gradient draw:name="a972" draw:style="linear" draw:angle="1200" draw:start-color="#000000" draw:end-color="#104862" draw:start-intensity="96%" draw:end-intensity="100%"/>
    <draw:gradient draw:name="a1054" draw:style="linear" draw:angle="3100" draw:start-color="#000000" draw:end-color="#104862" draw:start-intensity="96%" draw:end-intensity="100%"/>
    <draw:gradient draw:name="a937" draw:style="linear" draw:angle="1300" draw:start-color="#0b3041" draw:end-color="#156082" draw:start-intensity="68%" draw:end-intensity="48%"/>
    <draw:gradient draw:name="a1019" draw:style="linear" draw:angle="1100" draw:start-color="#156082" draw:end-color="#000000" draw:start-intensity="0%" draw:end-intensity="74%"/>
    <draw:gradient draw:name="a869" draw:style="linear" draw:angle="1600" draw:start-color="#104862" draw:end-color="#000000" draw:start-intensity="50%" draw:end-intensity="34%"/>
    <draw:gradient draw:name="a976" draw:style="linear" draw:angle="1300" draw:start-color="#0b3041" draw:end-color="#156082" draw:start-intensity="68%" draw:end-intensity="48%"/>
    <draw:gradient draw:name="a1095" draw:style="linear" draw:angle="3100" draw:start-color="#000000" draw:end-color="#104862" draw:start-intensity="96%" draw:end-intensity="100%"/>
    <draw:gradient draw:name="a1058" draw:style="linear" draw:angle="1300" draw:start-color="#0b3041" draw:end-color="#156082" draw:start-intensity="68%" draw:end-intensity="79%"/>
    <draw:gradient draw:name="a853" draw:style="linear" draw:angle="910" draw:start-color="#0b3041" draw:end-color="#156082" draw:start-intensity="61%" draw:end-intensity="0%"/>
    <draw:gradient draw:name="a890" draw:style="linear" draw:angle="1200" draw:start-color="#000000" draw:end-color="#104862" draw:start-intensity="96%" draw:end-intensity="100%"/>
    <draw:gradient draw:name="a1099" draw:style="linear" draw:angle="1300" draw:start-color="#0b3041" draw:end-color="#156082" draw:start-intensity="68%" draw:end-intensity="79%"/>
    <draw:gradient draw:name="a857" draw:style="linear" draw:angle="1800" draw:start-color="#104862" draw:end-color="#000000" draw:start-intensity="0%" draw:end-intensity="41%"/>
    <draw:gradient draw:name="a894" draw:style="linear" draw:angle="1300" draw:start-color="#0b3041" draw:end-color="#156082" draw:start-intensity="68%" draw:end-intensity="48%"/>
    <draw:gradient draw:name="a898" draw:style="linear" draw:angle="1000" draw:start-color="#104862" draw:end-color="#000000" draw:start-intensity="16%" draw:end-intensity="45%"/>
    <draw:gradient draw:name="a1103" draw:style="linear" draw:angle="1100" draw:start-color="#156082" draw:end-color="#000000" draw:start-intensity="0%" draw:end-intensity="74%"/>
    <draw:gradient draw:name="a1140" draw:style="linear" draw:angle="1300" draw:start-color="#0b3041" draw:end-color="#156082" draw:start-intensity="68%" draw:end-intensity="79%"/>
    <draw:gradient draw:name="a849" draw:style="linear" draw:angle="2000" draw:start-color="#000000" draw:end-color="#104862" draw:start-intensity="100%" draw:end-intensity="100%"/>
    <draw:gradient draw:name="a1144" draw:style="linear" draw:angle="1100" draw:start-color="#156082" draw:end-color="#000000" draw:start-intensity="0%" draw:end-intensity="74%"/>
    <draw:gradient draw:name="a941" draw:style="linear" draw:angle="1000" draw:start-color="#104862" draw:end-color="#000000" draw:start-intensity="16%" draw:end-intensity="45%"/>
    <draw:gradient draw:name="a873" draw:style="linear" draw:angle="1900" draw:start-color="#104862" draw:end-color="#000000" draw:start-intensity="50%" draw:end-intensity="0%"/>
    <draw:gradient draw:name="a980" draw:style="linear" draw:angle="1000" draw:start-color="#104862" draw:end-color="#000000" draw:start-intensity="16%" draw:end-intensity="45%"/>
    <draw:gradient draw:name="a1062" draw:style="linear" draw:angle="1100" draw:start-color="#156082" draw:end-color="#000000" draw:start-intensity="0%" draw:end-intensity="74%"/>
    <draw:gradient draw:name="a1136" draw:style="linear" draw:angle="3100" draw:start-color="#000000" draw:end-color="#104862" draw:start-intensity="96%" draw:end-intensity="100%"/>
    <draw:gradient draw:name="a1011" draw:style="linear" draw:angle="3100" draw:start-color="#000000" draw:end-color="#104862" draw:start-intensity="96%" draw:end-intensity="100%"/>
    <draw:fill-image draw:name="a1108" xlink:href="media/image1.svg" xlink:show="embed" xlink:actuate="onLoad"/>
    <draw:fill-image draw:name="a1114" xlink:href="media/image2.svg" xlink:show="embed" xlink:actuate="onLoad"/>
    <draw:fill-image draw:name="a1067" xlink:href="media/image3.svg" xlink:show="embed" xlink:actuate="onLoad"/>
    <draw:fill-image draw:name="a1073" xlink:href="media/image4.svg" xlink:show="embed" xlink:actuate="onLoad"/>
    <draw:fill-image draw:name="a1150" xlink:href="media/image5.svg" xlink:show="embed" xlink:actuate="onLoad"/>
    <draw:fill-image draw:name="a1025" xlink:href="media/image6.svg" xlink:show="embed" xlink:actuate="onLoad"/>
    <draw:fill-image draw:name="a1157" xlink:href="media/image7.svg" xlink:show="embed" xlink:actuate="onLoad"/>
    <draw:fill-image draw:name="a1032" xlink:href="media/image8.svg" xlink:show="embed" xlink:actuate="onLoad"/>
    <draw:fill-image draw:name="a1164" xlink:href="media/image9.svg" xlink:show="embed" xlink:actuate="onLoad"/>
    <draw:fill-image draw:name="a904" xlink:href="media/image10.svg" xlink:show="embed" xlink:actuate="onLoad"/>
    <draw:fill-image draw:name="a911" xlink:href="media/image11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quez pour 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not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quez pour modifier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not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quez pour modifier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not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quez pour modifier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quez pour modifier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quez pour 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not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quez pour modifier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not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quez pour modifier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not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quez pour modifier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quez pour modifier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not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quez pour modifier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quez pour 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  <style:master-page style:name="Master1-Layout12-tx-Titre-et-texte" style:page-layout-name="pageLayout1" draw:style-name="a776">
      <draw:frame draw:id="id69" presentation:style-name="a780" draw:name="Titre 1" svg:x="0.91667in" svg:y="0.39931in" svg:width="11.5in" svg:height="1.44965in" presentation:class="title" presentation:placeholder="false">
        <draw:text-box>
          <text:p text:style-name="a779" text:class-names="" text:cond-style-name=""><text:span text:style-name="a777" text:class-names="">Modifiez le style du titre</text:span><text:span text:style-name="a778" text:class-names=""/></text:p>
        </draw:text-box>
        <svg:title/>
        <svg:desc/>
      </draw:frame>
      <draw:frame draw:id="id70" presentation:style-name="a797" draw:name="Espace réservé du texte 2" svg:x="0.91667in" svg:y="1.99653in" svg:width="11.5in" svg:height="4.75868in" presentation:class="outline" presentation:placeholder="false">
        <draw:text-box>
          <text:list text:style-name="a783">
            <text:list-item>
              <text:p text:style-name="a782" text:class-names="" text:cond-style-name=""><text:span text:style-name="a781" text:class-names="">Cliquez pour modifier les styles du texte du masque</text:span></text:p>
            </text:list-item>
          </text:list>
          <text:list text:style-name="a786">
            <text:list-item>
              <text:list text:style-name="a786">
                <text:list-item>
                  <text:p text:style-name="a785" text:class-names="" text:cond-style-name=""><text:span text:style-name="a784" text:class-names="">Deuxième niveau</text:span></text:p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p text:style-name="a788" text:class-names="" text:cond-style-name=""><text:span text:style-name="a7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list text:style-name="a792">
                        <text:list-item>
                          <text:p text:style-name="a791" text:class-names="" text:cond-style-name=""><text:span text:style-name="a7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3" text:class-names="">Cinquième niveau</text:span><text:span text:style-name="a7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802" draw:name="Espace réservé de la date 3" svg:x="0.91667in" svg:y="6.95139in" svg:width="3in" svg:height="0.39931in" presentation:class="date-time" presentation:placeholder="false">
        <draw:text-box>
          <text:p text:style-name="a801" text:class-names="" text:cond-style-name=""><text:span text:style-name="a798" text:class-names=""><text:date text:fixed="false" style:data-style-name="a799"/></text:span><text:span text:style-name="a800" text:class-names=""/></text:p>
        </draw:text-box>
        <svg:title/>
        <svg:desc/>
      </draw:frame>
      <draw:frame draw:id="id72" presentation:style-name="a805" draw:name="Espace réservé du pied de page 4" svg:x="4.41667in" svg:y="6.95139in" svg:width="4.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73" presentation:style-name="a809" draw:name="Espace réservé du numéro de diapositive 5" svg:x="9.41667in" svg:y="6.95139in" svg:width="3in" svg:height="0.39931in" presentation:class="page-number" presentation:placeholder="false">
        <draw:text-box>
          <text:p text:style-name="a808" text:class-names="" text:cond-style-name=""><text:span text:style-name="a806" text:class-names=""><text:page-number style:num-format="1" text:fixed="false"/></text:span><text:span text:style-name="a807" text:class-names=""/></text:p>
        </draw:text-box>
        <svg:title/>
        <svg:desc/>
      </draw:frame>
      <presentation:notes style:page-layout-name="pageLayout2" draw:style-name="a842">
        <draw:frame draw:id="id5" presentation:style-name="a812" draw:name="Espace réservé de l'en-tête 1" svg:x="0in" svg:y="0in" svg:width="3.25in" svg:height="0.50174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6" presentation:style-name="a817" draw:name="Espace réservé de la date 2" svg:x="4.24826in" svg:y="0in" svg:width="3.25in" svg:height="0.50174in" presentation:class="date-time" presentation:placeholder="false">
          <draw:text-box>
            <text:p text:style-name="a816" text:class-names="" text:cond-style-name=""><text:span text:style-name="a813" text:class-names=""><text:date text:fixed="false" style:data-style-name="a814"/></text:span><text:span text:style-name="a8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18" draw:name="Espace réservé de l'image des diapositives 3">
          <svg:title/>
          <svg:desc/>
        </draw:page-thumbnail>
        <draw:frame draw:id="id8" presentation:style-name="a834" draw:name="Espace réservé des notes 4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Cliquez pour modifier les styles du texte du masque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Deuxième niveau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list text:style-name="a833">
                              <text:list-item>
                                <text:p text:style-name="a832" text:class-names="" text:cond-style-name=""><text:span text:style-name="a830" text:class-names="">Cinquième niveau</text:span><text:span text:style-name="a8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7" draw:name="Espace réservé du pied de page 5" svg:x="0in" svg:y="9.49826in" svg:width="3.25in" svg:height="0.50174in" presentation:class="foot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0" presentation:style-name="a841" draw:name="Espace réservé du numéro de diapositive 6" svg:x="4.24826in" svg:y="9.49826in" svg:width="3.25in" svg:height="0.50174in" presentation:class="page-number" presentation:placeholder="false">
          <draw:text-box>
            <text:p text:style-name="a840" text:class-names="" text:cond-style-name=""><text:span text:style-name="a838" text:class-names=""><text:page-number style:num-format="1" text:fixed="false"/></text:span><text:span text:style-name="a8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Sunnoogo Caleb TAPSOBA</meta:initial-creator>
    <dc:creator>Sunnoogo Caleb TAPSOBA</dc:creator>
    <meta:creation-date>2024-12-27T07:22:19Z</meta:creation-date>
    <dc:date>2024-12-27T10:12:01Z</dc:date>
    <meta:editing-cycles>1</meta:editing-cycles>
    <meta:editing-duration>PT10182S</meta:editing-duration>
    <meta:document-statistic meta:paragraph-count="39" meta:word-count="431"/>
  </office:meta>
</office:document-meta>
</file>